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2e5cf" officeooo:paragraph-rsid="0012e5cf"/>
    </style:style>
    <style:style style:name="P2" style:family="paragraph" style:parent-style-name="Standard">
      <style:text-properties officeooo:rsid="0013cbac" officeooo:paragraph-rsid="0013cbac"/>
    </style:style>
    <style:style style:name="P3" style:family="paragraph" style:parent-style-name="Standard">
      <style:text-properties officeooo:rsid="00148ab6" officeooo:paragraph-rsid="00148ab6"/>
    </style:style>
    <style:style style:name="P4" style:family="paragraph" style:parent-style-name="Standard">
      <style:text-properties officeooo:rsid="001650f9" officeooo:paragraph-rsid="001650f9"/>
    </style:style>
    <style:style style:name="P5" style:family="paragraph" style:parent-style-name="Standard">
      <style:text-properties officeooo:rsid="0016ba95" officeooo:paragraph-rsid="0016ba95"/>
    </style:style>
    <style:style style:name="P6" style:family="paragraph" style:parent-style-name="Standard">
      <style:text-properties officeooo:rsid="0018b2c0" officeooo:paragraph-rsid="0018b2c0"/>
    </style:style>
    <style:style style:name="P7" style:family="paragraph" style:parent-style-name="Standard">
      <style:text-properties officeooo:rsid="001a4346" officeooo:paragraph-rsid="001a4346"/>
    </style:style>
    <style:style style:name="P8" style:family="paragraph" style:parent-style-name="Standard">
      <style:text-properties officeooo:rsid="001c250d" officeooo:paragraph-rsid="001c250d"/>
    </style:style>
    <style:style style:name="P9" style:family="paragraph" style:parent-style-name="Standard">
      <style:text-properties officeooo:rsid="001e029f" officeooo:paragraph-rsid="001e029f"/>
    </style:style>
    <style:style style:name="P10" style:family="paragraph" style:parent-style-name="Standard">
      <style:text-properties officeooo:rsid="001ffdc0" officeooo:paragraph-rsid="001ffdc0"/>
    </style:style>
    <style:style style:name="P11" style:family="paragraph" style:parent-style-name="Standard">
      <style:text-properties fo:font-weight="bold" officeooo:rsid="0012e5cf" officeooo:paragraph-rsid="0012e5cf" style:font-weight-asian="bold" style:font-weight-complex="bold"/>
    </style:style>
    <style:style style:name="P12" style:family="paragraph" style:parent-style-name="Standard">
      <style:text-properties fo:font-weight="bold" officeooo:rsid="0013cbac" officeooo:paragraph-rsid="0013cbac" style:font-weight-asian="bold" style:font-weight-complex="bold"/>
    </style:style>
    <style:style style:name="T1" style:family="text">
      <style:text-properties officeooo:rsid="0014d4f5"/>
    </style:style>
    <style:style style:name="T2" style:family="text">
      <style:text-properties officeooo:rsid="001ffdc0"/>
    </style:style>
    <style:style style:name="T3" style:family="text">
      <style:text-properties officeooo:rsid="00232039"/>
    </style:style>
    <style:style style:name="T4" style:family="text">
      <style:text-properties officeooo:rsid="00239c72"/>
    </style:style>
    <style:style style:name="T5" style:family="text">
      <style:text-properties officeooo:rsid="002453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ny Sunni political parties(1) are boycotting the(1) vote(3) , calling it illegitimate(2) .</text:p>
      <text:p text:style-name="P1"/>
      <text:p text:style-name="P3">vote: <text:tab/><text:tab/>3 same</text:p>
      <text:p text:style-name="P3">illegitimate: <text:tab/>2 same</text:p>
      <text:p text:style-name="P1"/>
      <text:p text:style-name="P11">In the United States , 3,270 Iraqis registered(3) .</text:p>
      <text:p text:style-name="P1"/>
      <text:p text:style-name="P3">Registered: <text:tab/><text:span text:style-name="T1">3</text:span> same</text:p>
      <text:p text:style-name="P1"/>
      <text:p text:style-name="P11">Monday was the(1) first(1) day(1) to(1) register(3) , and the process will run through Sunday .</text:p>
      <text:p text:style-name="P1"/>
      <text:p text:style-name="P4">Register: <text:tab/>3 same</text:p>
      <text:p text:style-name="P1"/>
      <text:p text:style-name="P11">The(1) car(2) tried(1) to(1) burst(1) into the(1) building(3) but the brave(1) guards(1) faced(2) it , '' said Reza Jawad Taki , a party(1) officer .</text:p>
      <text:p text:style-name="P1"/>
      <text:p text:style-name="P4">Car: <text:tab/><text:tab/>2 same</text:p>
      <text:p text:style-name="P4">building: <text:tab/>3 same</text:p>
      <text:p text:style-name="P4">faced: <text:tab/><text:tab/>2 same</text:p>
      <text:p text:style-name="P1"/>
      <text:p text:style-name="P11">Also , the Iraqi interior minister issued a bleak forecast , saying that unless(1) enough(2) people(2) vote(1) in(1) the(1) elections(2) on(1) Jan.(1) 30(1) ,(1) the(2) country(2) would(2) tear(5) itself(5) apart(5) . ''</text:p>
      <text:p text:style-name="P1"/>
      <text:p text:style-name="P5">enough: <text:tab/><text:span text:style-name="T5">1:1</text:span></text:p>
      <text:p text:style-name="P5">people: <text:tab/><text:span text:style-name="T5">1:1</text:span></text:p>
      <text:p text:style-name="P5">elections: <text:tab/><text:span text:style-name="T5">1:1</text:span></text:p>
      <text:p text:style-name="P5">the country: <text:tab/><text:span text:style-name="T5">1:1</text:span></text:p>
      <text:p text:style-name="P5">tear itself apart: 3:<text:span text:style-name="T5">1:1</text:span></text:p>
      <text:p text:style-name="P1"/>
      <text:p text:style-name="P12">Mr.(1) Naqib(1) did(1) not(1) specify(1) how much voter turnout would qualify as a good election(2) .</text:p>
      <text:p text:style-name="P2"/>
      <text:p text:style-name="P6">Election: <text:tab/><text:span text:style-name="T5">2 same</text:span></text:p>
      <text:p text:style-name="P2"/>
      <text:p text:style-name="P12">John D. Negroponte , the American ambassador to Iraq , said he was confident that '' elections(1) can and will be conducted(1) successfully(1) , '' but he acknowledged that there was no end in sight to the insurgency(3) and that American officials still did not know how big(1) it was .</text:p>
      <text:p text:style-name="P2"/>
      <text:p text:style-name="P6">Insurgency: <text:tab/>2:<text:span text:style-name="T4">1</text:span></text:p>
      <text:p text:style-name="P2"/>
      <text:p text:style-name="P12">Among American and Iraqi officials , estimates of the number(1) of(1) insurgents(3) have fluctuated wildly , from the thousands , as the Pentagon has said , to the hundreds of thousands , as many Iraqi officials say .</text:p>
      <text:p text:style-name="P7"/>
      <text:p text:style-name="P7">Insurgents: <text:tab/>2:<text:span text:style-name="T3">1</text:span></text:p>
      <text:p text:style-name="P2"/>
      <text:p text:style-name="P12">Right now , there are around 425 attacks(5) a week in Iraq , according to American officials , nearly the same rate as six months ago .</text:p>
      <text:p text:style-name="P2"><text:soft-page-break/></text:p>
      <text:p text:style-name="P8">attacks: <text:tab/>2:<text:span text:style-name="T3">2:1</text:span></text:p>
      <text:p text:style-name="P8"/>
      <text:p text:style-name="P12">But it(1) will be the first public collaboration(1) of the(1) two(3) nonagenarians(2) since a legendary(2) dispute(2) some 40 years ago that prompted Robert to split with his family and start his own business .</text:p>
      <text:p text:style-name="P2"/>
      <text:p text:style-name="P9">Two: <text:tab/><text:tab/>3 same</text:p>
      <text:p text:style-name="P9">nonagenarians: 2 same</text:p>
      <text:p text:style-name="P9">legendary: <text:tab/><text:span text:style-name="T2">2 same</text:span></text:p>
      <text:p text:style-name="P10">dispute: <text:tab/>2 s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 Wu</meta:initial-creator>
    <meta:creation-date>2015-06-22T11:20:47.725237980</meta:creation-date>
    <dc:date>2015-06-22T11:42:35.459925319</dc:date>
    <dc:creator>Yi Wu</dc:creator>
    <meta:editing-duration>PT19M25S</meta:editing-duration>
    <meta:editing-cycles>15</meta:editing-cycles>
    <meta:generator>LibreOffice/4.1.6.2$Linux_X86_64 LibreOffice_project/410m0$Build-2</meta:generator>
    <meta:document-statistic meta:table-count="0" meta:image-count="0" meta:object-count="0" meta:page-count="2" meta:paragraph-count="30" meta:word-count="316" meta:character-count="1885" meta:non-whitespace-character-count="1576"/>
  </office:meta>
</office:document-meta>
</file>